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65ca" officeooo:paragraph-rsid="000a65ca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0ea07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e9656" officeooo:paragraph-rsid="000e9656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0e9656" officeooo:paragraph-rsid="000e9656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0ea074" officeooo:paragraph-rsid="000ea074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144b0" officeooo:paragraph-rsid="001144b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paragraph-rsid="000ea07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11db47" officeooo:paragraph-rsid="0011db47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a65ca"/>
    </style:style>
    <style:style style:name="P13" style:family="paragraph" style:parent-style-name="Standard">
      <style:paragraph-properties fo:text-align="justify" style:justify-single-word="false"/>
      <style:text-properties officeooo:paragraph-rsid="000b9414"/>
    </style:style>
    <style:style style:name="P14" style:family="paragraph" style:parent-style-name="Standard">
      <style:paragraph-properties fo:text-align="justify" style:justify-single-word="false"/>
      <style:text-properties officeooo:paragraph-rsid="000c8cda"/>
    </style:style>
    <style:style style:name="P15" style:family="paragraph" style:parent-style-name="Standard">
      <style:paragraph-properties fo:text-align="justify" style:justify-single-word="false"/>
      <style:text-properties officeooo:paragraph-rsid="000d1acf"/>
    </style:style>
    <style:style style:name="P16" style:family="paragraph" style:parent-style-name="Standard">
      <style:paragraph-properties fo:text-align="justify" style:justify-single-word="false"/>
      <style:text-properties officeooo:paragraph-rsid="000e9656"/>
    </style:style>
    <style:style style:name="P17" style:family="paragraph" style:parent-style-name="Standard">
      <style:paragraph-properties fo:text-align="justify" style:justify-single-word="false"/>
      <style:text-properties officeooo:paragraph-rsid="000ea074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583a5"/>
    </style:style>
    <style:style style:name="P19" style:family="paragraph" style:parent-style-name="Standard">
      <style:paragraph-properties fo:text-align="justify" style:justify-single-word="false"/>
      <style:text-properties officeooo:rsid="001583a5" officeooo:paragraph-rsid="001583a5"/>
    </style:style>
    <style:style style:name="P20" style:family="paragraph" style:parent-style-name="Standard">
      <style:paragraph-properties fo:margin-top="0cm" fo:margin-bottom="0.3cm" loext:contextual-spacing="false" fo:text-align="justify" style:justify-single-word="false"/>
      <style:text-properties officeooo:rsid="0011db47" officeooo:paragraph-rsid="0011db47"/>
    </style:style>
    <style:style style:name="P21" style:family="paragraph" style:parent-style-name="Standard">
      <style:paragraph-properties fo:margin-top="0cm" fo:margin-bottom="0.3cm" loext:contextual-spacing="false" fo:text-align="justify" style:justify-single-word="false"/>
      <style:text-properties officeooo:rsid="0013719d" officeooo:paragraph-rsid="0013719d"/>
    </style:style>
    <style:style style:name="P22" style:family="paragraph" style:parent-style-name="Standard">
      <style:paragraph-properties fo:margin-top="0cm" fo:margin-bottom="0.3cm" loext:contextual-spacing="false" fo:text-align="justify" style:justify-single-word="false"/>
      <style:text-properties officeooo:rsid="00143caa" officeooo:paragraph-rsid="00143caa"/>
    </style:style>
    <style:style style:name="P23" style:family="paragraph" style:parent-style-name="Standard" style:list-style-name="L2">
      <style:paragraph-properties fo:margin-top="0cm" fo:margin-bottom="0.3cm" loext:contextual-spacing="false" fo:text-align="justify" style:justify-single-word="false"/>
      <style:text-properties officeooo:rsid="00143caa" officeooo:paragraph-rsid="00143caa"/>
    </style:style>
    <style:style style:name="P24" style:family="paragraph" style:parent-style-name="Standard" style:list-style-name="L2">
      <style:paragraph-properties fo:margin-top="0cm" fo:margin-bottom="0.3cm" loext:contextual-spacing="false" fo:text-align="justify" style:justify-single-word="false"/>
      <style:text-properties officeooo:rsid="001583a5" officeooo:paragraph-rsid="001583a5"/>
    </style:style>
    <style:style style:name="P25" style:family="paragraph" style:parent-style-name="Standard">
      <style:paragraph-properties fo:margin-top="0cm" fo:margin-bottom="0.3cm" loext:contextual-spacing="false" fo:text-align="justify" style:justify-single-word="false"/>
      <style:text-properties officeooo:rsid="001583a5" officeooo:paragraph-rsid="001583a5"/>
    </style:style>
    <style:style style:name="T1" style:family="text">
      <style:text-properties officeooo:rsid="000a65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65ca" style:font-style-asian="italic" style:font-style-complex="italic"/>
    </style:style>
    <style:style style:name="T4" style:family="text">
      <style:text-properties fo:font-style="italic" officeooo:rsid="000b9414" style:font-style-asian="italic" style:font-style-complex="italic"/>
    </style:style>
    <style:style style:name="T5" style:family="text">
      <style:text-properties fo:font-style="italic" officeooo:rsid="000e9656" style:font-style-asian="italic" style:font-style-complex="italic"/>
    </style:style>
    <style:style style:name="T6" style:family="text">
      <style:text-properties fo:font-style="italic" officeooo:rsid="000ea074" style:font-style-asian="italic" style:font-style-complex="italic"/>
    </style:style>
    <style:style style:name="T7" style:family="text">
      <style:text-properties fo:font-style="italic" officeooo:rsid="000ff2e0" style:font-style-asian="italic" style:font-style-complex="italic"/>
    </style:style>
    <style:style style:name="T8" style:family="text">
      <style:text-properties fo:font-style="italic" officeooo:rsid="001144b0" style:font-style-asian="italic" style:font-style-complex="italic"/>
    </style:style>
    <style:style style:name="T9" style:family="text">
      <style:text-properties fo:font-style="italic" fo:font-weight="normal" officeooo:rsid="000a65c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965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ea074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a65ca" style:font-style-asian="normal" style:font-style-complex="normal"/>
    </style:style>
    <style:style style:name="T14" style:family="text">
      <style:text-properties fo:font-style="normal" officeooo:rsid="000e9656" style:font-style-asian="normal" style:font-style-complex="normal"/>
    </style:style>
    <style:style style:name="T15" style:family="text">
      <style:text-properties fo:font-style="normal" officeooo:rsid="000ea074" style:font-style-asian="normal" style:font-style-complex="normal"/>
    </style:style>
    <style:style style:name="T16" style:family="text">
      <style:text-properties fo:font-style="normal" officeooo:rsid="000ff2e0" style:font-style-asian="normal" style:font-style-complex="normal"/>
    </style:style>
    <style:style style:name="T17" style:family="text">
      <style:text-properties fo:font-style="normal" officeooo:rsid="001144b0" style:font-style-asian="normal" style:font-style-complex="normal"/>
    </style:style>
    <style:style style:name="T18" style:family="text">
      <style:text-properties fo:font-style="normal" fo:font-weight="normal" officeooo:rsid="000e965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a65c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ea074" style:font-style-asian="normal" style:font-weight-asian="normal" style:font-style-complex="normal" style:font-weight-complex="normal"/>
    </style:style>
    <style:style style:name="T21" style:family="text">
      <style:text-properties officeooo:rsid="000b9414"/>
    </style:style>
    <style:style style:name="T22" style:family="text">
      <style:text-properties officeooo:rsid="000c8cd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c8cda" style:font-weight-asian="bold" style:font-weight-complex="bold"/>
    </style:style>
    <style:style style:name="T25" style:family="text">
      <style:text-properties fo:font-weight="bold" officeooo:rsid="000d1acf" style:font-weight-asian="bold" style:font-weight-complex="bold"/>
    </style:style>
    <style:style style:name="T26" style:family="text">
      <style:text-properties fo:font-weight="bold" officeooo:rsid="001583a5" style:font-weight-asian="bold" style:font-weight-complex="bold"/>
    </style:style>
    <style:style style:name="T27" style:family="text">
      <style:text-properties fo:font-weight="bold" officeooo:rsid="0016b08d" style:font-weight-asian="bold" style:font-weight-complex="bold"/>
    </style:style>
    <style:style style:name="T28" style:family="text">
      <style:text-properties fo:font-weight="bold" officeooo:rsid="00185158" style:font-weight-asian="bold" style:font-weight-complex="bold"/>
    </style:style>
    <style:style style:name="T29" style:family="text">
      <style:text-properties officeooo:rsid="000d1acf"/>
    </style:style>
    <style:style style:name="T30" style:family="text">
      <style:text-properties officeooo:rsid="000e9656"/>
    </style:style>
    <style:style style:name="T31" style:family="text">
      <style:text-properties officeooo:rsid="000ea074"/>
    </style:style>
    <style:style style:name="T32" style:family="text">
      <style:text-properties fo:font-weight="normal" officeooo:rsid="000d1acf" style:font-weight-asian="normal" style:font-weight-complex="normal"/>
    </style:style>
    <style:style style:name="T33" style:family="text">
      <style:text-properties fo:font-weight="normal" officeooo:rsid="000ea074" style:font-weight-asian="normal" style:font-weight-complex="normal"/>
    </style:style>
    <style:style style:name="T34" style:family="text">
      <style:text-properties fo:font-weight="normal" officeooo:rsid="000e9656" style:font-weight-asian="normal" style:font-weight-complex="normal"/>
    </style:style>
    <style:style style:name="T35" style:family="text">
      <style:text-properties fo:font-weight="normal" officeooo:rsid="000a65ca" style:font-weight-asian="normal" style:font-weight-complex="normal"/>
    </style:style>
    <style:style style:name="T36" style:family="text">
      <style:text-properties officeooo:rsid="0013719d"/>
    </style:style>
    <style:style style:name="T37" style:family="text">
      <style:text-properties officeooo:rsid="00143caa"/>
    </style:style>
    <style:style style:name="T38" style:family="text">
      <style:text-properties officeooo:rsid="001583a5"/>
    </style:style>
    <style:style style:name="T39" style:family="text">
      <style:text-properties officeooo:rsid="0016b08d"/>
    </style:style>
    <style:style style:name="T40" style:family="text">
      <style:text-properties fo:color="#bf0041"/>
    </style:style>
    <style:style style:name="T41" style:family="text">
      <style:text-properties fo:color="#bf0041" fo:font-weight="bold" style:font-weight-asian="bold" style:font-weight-complex="bold"/>
    </style:style>
    <style:style style:name="T42" style:family="text">
      <style:text-properties fo:color="#bf0041" fo:font-weight="bold" officeooo:rsid="00185158" style:font-weight-asian="bold" style:font-weight-complex="bold"/>
    </style:style>
    <style:style style:name="T43" style:family="text">
      <style:text-properties fo:color="#bf0041" fo:font-style="normal" officeooo:rsid="000ff2e0" style:font-style-asian="normal" style:font-style-complex="normal"/>
    </style:style>
    <style:style style:name="T44" style:family="text">
      <style:text-properties fo:color="#bf0041" fo:font-style="normal" officeooo:rsid="001144b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ane control module</text:h>
      <text:p text:style-name="P10"/>
      <text:p text:style-name="P20">This module is responsible for handling message exchange between ship-agent and crane-agent. Command messages are sent to crane-agent once every crane-agent update interval and crane-agent location messages are received and crane-agent state is updated.<text:span text:style-name="T36"> Crane-agent update interval is defined globally in game_types.h. The command message is sent no sooner than 0.5 seconds before next crane-agent update.</text:span></text:p>
      <text:p text:style-name="P21">This module also listens to command messages from other ship-agents and stores the latest sent command for each ship-agent. Commands are stored until next crane-agent update, receivement of crane-agent location message clears all stored commands of other ship-agents.</text:p>
      <text:p text:style-name="P21">Crane command selection is handled by this module<text:span text:style-name="T37">. Command selection is a matter of strategy and tactics. Strategy is implemented and maintained by the ship-agent strategy module, tactics is implemented by this module. The choice of tactics is selected by the strategy module using crane control module API. </text:span></text:p>
      <text:p text:style-name="P22">A few basic tactical choices are implemented by the crane control module, users may add more implementations. The basic tactical choices are </text:p>
      <text:list xml:id="list3788815741" text:style-name="L2">
        <text:list-item>
          <text:p text:style-name="P23">setting which direction (x or y) is handled first, when commanding the crane-agent to move to some specified destination</text:p>
        </text:list-item>
        <text:list-item>
          <text:p text:style-name="P23">setting whether to place cargo on any ship whenever the crane-agent is at a ship location or to only place cargo to the tactical objective (ie only to a specified ship and no one else)</text:p>
        </text:list-item>
        <text:list-item>
          <text:p text:style-name="P24">setting current command selection tactic</text:p>
        </text:list-item>
      </text:list>
      <text:p text:style-name="P25">The default tactic is to get the crane-agent to ship-agents own address. Tactics currently implemented are</text:p>
      <text:list xml:id="list4233438367" text:style-name="L1">
        <text:list-item>
          <text:p text:style-name="P18"><text:span text:style-name="T26">do nothing</text:span><text:span text:style-name="T38"> - don't send any crane control command messages</text:span></text:p>
        </text:list-item>
        <text:list-item>
          <text:p text:style-name="P18"><text:span text:style-name="T26">to address</text:span><text:span text:style-name="T38"> - call crane to specified </text:span><text:span text:style-name="T39">address</text:span><text:span text:style-name="T38"> and place cargo</text:span></text:p>
        </text:list-item>
        <text:list-item>
          <text:p text:style-name="P18"><text:span text:style-name="T27">to </text:span><text:span text:style-name="T26">location</text:span><text:span text:style-name="T39"> - c</text:span><text:span text:style-name="T38">all crane to specified location and place cargo</text:span></text:p>
        </text:list-item>
        <text:list-item>
          <text:p text:style-name="P18"><text:span text:style-name="T26">parrot</text:span><text:span text:style-name="T27"> </text:span><text:span text:style-name="T26">ship</text:span><text:span text:style-name="T39"> - s</text:span><text:span text:style-name="T38">end same command message as specified ship</text:span></text:p>
        </text:list-item>
        <text:list-item>
          <text:p text:style-name="P18"><text:span text:style-name="T26">popula</text:span><text:span text:style-name="T27">r </text:span><text:span text:style-name="T26">command</text:span><text:span text:style-name="T27"> </text:span><text:span text:style-name="T39">- s</text:span><text:span text:style-name="T38">end the command that is most popular</text:span><text:span text:style-name="T39"> in current crane update round</text:span></text:p>
        </text:list-item>
      </text:list>
      <text:p text:style-name="P19"/>
      <text:h text:style-name="Heading_20_3" text:outline-level="3">Crane control module API</text:h>
      <text:p text:style-name="P11"/>
      <text:p text:style-name="P2"><text:span text:style-name="T40">void</text:span> setXFirst<text:span text:style-name="T1"> </text:span>(<text:span text:style-name="T40">bool</text:span> val)</text:p>
      <text:p text:style-name="P11"/>
      <text:p text:style-name="P1">@param <text:tab/>val<text:tab/><text:span text:style-name="T2">true</text:span> if crane-agent is to move along x coordinate first; <text:span text:style-name="T2">false</text:span> if crane-agent is <text:span text:style-name="T21"><text:tab/><text:tab/><text:tab/></text:span>to move along y coordinate <text:span text:style-name="T12">first.</text:span></text:p>
      <text:p text:style-name="P11"/>
      <text:p text:style-name="P12">Sets whether crane-agent is commanded to move along x coordinate first or along y coordinate first.</text:p>
      <text:p text:style-name="P1">This setting is relevant with tactics <text:span text:style-name="T2">cc_to_address</text:span> and <text:span text:style-name="T2">cc_to_location.</text:span><text:span text:style-name="T12"> It </text:span>has no effect with tactics <text:span text:style-name="T2">cc_do_nothing</text:span>, <text:span text:style-name="T2">cc_parrot_ship</text:span> and <text:span text:style-name="T2">cc_popular_command</text:span>.</text:p>
      <text:p text:style-name="P11"/>
      <text:p text:style-name="P2"><text:span text:style-name="T40">bool</text:span> getXFirst<text:span text:style-name="T1"> </text:span>()</text:p>
      <text:p text:style-name="P1"/>
      <text:p text:style-name="P1">@ return <text:tab/><text:tab/><text:span text:style-name="T2">true</text:span> if crane-agent is to move along x coordinate first; <text:span text:style-name="T2">false</text:span> if crane-agent is <text:span text:style-name="T21"><text:tab/><text:tab/><text:tab/></text:span>to move along y coordinate <text:span text:style-name="T12">first.</text:span></text:p>
      <text:p text:style-name="P11"><text:soft-page-break/></text:p>
      <text:p text:style-name="P12">Returns whether crane-agent is commanded to move along x coordinate first or along y coordinate first.<text:span text:style-name="T1"> This setting is relevant with tactics </text:span><text:span text:style-name="T3">cc_to_address</text:span><text:span text:style-name="T1"> and </text:span><text:span text:style-name="T3">cc_to_location.</text:span><text:span text:style-name="T13"> It </text:span><text:span text:style-name="T1">has no effect with tactics </text:span><text:span text:style-name="T3">cc_do_nothing</text:span><text:span text:style-name="T1">, </text:span><text:span text:style-name="T3">cc_parrot_ship</text:span><text:span text:style-name="T1"> and </text:span><text:span text:style-name="T3">cc_popular_command</text:span><text:span text:style-name="T1">.</text:span></text:p>
      <text:p text:style-name="P11"/>
      <text:p text:style-name="P2"><text:span text:style-name="T40">void</text:span> setAlwaysPlaceCargo<text:span text:style-name="T21"> </text:span>(<text:span text:style-name="T40">bool</text:span> val)</text:p>
      <text:p text:style-name="P11"/>
      <text:p text:style-name="P13"><text:span text:style-name="T21">@param <text:tab/>val <text:tab/></text:span><text:span text:style-name="T4">true</text:span><text:span text:style-name="T21"> results in always issuing place cargo command when crane-agent is at <text:tab/><text:tab/><text:tab/>the location of a ship; </text:span><text:span text:style-name="T4">false</text:span><text:span text:style-name="T21"> results in placing cargo only at location <text:tab/><text:tab/><text:tab/><text:tab/>designated by current tactic.</text:span></text:p>
      <text:p text:style-name="P13"/>
      <text:p text:style-name="P14">Sets whether cargo is always placed <text:span text:style-name="T21">on any ship </text:span>whenever <text:span text:style-name="T21">the </text:span>crane-agent <text:span text:style-name="T21">happens to be at the location of a ship. </text:span><text:span text:style-name="T1">This setting is relevant with tactics </text:span><text:span text:style-name="T3">cc_to_address</text:span><text:span text:style-name="T1"> and </text:span><text:span text:style-name="T3">cc_to_location.</text:span><text:span text:style-name="T13"> It </text:span><text:span text:style-name="T1">has no effect with tactics </text:span><text:span text:style-name="T3">cc_do_nothing</text:span><text:span text:style-name="T1">, </text:span><text:span text:style-name="T3">cc_parrot_ship</text:span><text:span text:style-name="T1"> and </text:span><text:span text:style-name="T3">cc_popular_command</text:span><text:span text:style-name="T1">.</text:span><text:span text:style-name="T21"> </text:span></text:p>
      <text:p text:style-name="P14"/>
      <text:p text:style-name="P14"><text:span text:style-name="T22">NB! Cargo placement command is issued only if the ship does not have cargo yet. </text:span></text:p>
      <text:p text:style-name="P11"/>
      <text:p text:style-name="P11"><text:span text:style-name="T41">bool</text:span><text:span text:style-name="T23"> getAlwaysPlaceCargo</text:span><text:span text:style-name="T24"> ()</text:span></text:p>
      <text:p text:style-name="P11"/>
      <text:p text:style-name="P14"><text:span text:style-name="T21">@</text:span><text:span text:style-name="T22">return</text:span><text:span text:style-name="T21"> <text:tab/><text:tab/></text:span><text:span text:style-name="T4">true</text:span><text:span text:style-name="T21"> </text:span><text:span text:style-name="T22">indicates</text:span><text:span text:style-name="T21"> always issuing place cargo command when crane-agent is at <text:tab/><text:tab/><text:tab/>the location of a ship; </text:span><text:span text:style-name="T4">false</text:span><text:span text:style-name="T21"> </text:span><text:span text:style-name="T22">indicates</text:span><text:span text:style-name="T21"> placing cargo only at location <text:tab/><text:tab/><text:tab/><text:tab/>designated by current tactic.</text:span></text:p>
      <text:p text:style-name="P14"/>
      <text:p text:style-name="P15">Returns cargo placement tactic<text:span text:style-name="T29">s</text:span> choice. <text:span text:style-name="T1">This setting is relevant with tactics </text:span><text:span text:style-name="T3">cc_to_address</text:span><text:span text:style-name="T1"> and </text:span><text:span text:style-name="T3">cc_to_location.</text:span><text:span text:style-name="T13"> It </text:span><text:span text:style-name="T1">has no effect with tactics </text:span><text:span text:style-name="T3">cc_do_nothing</text:span><text:span text:style-name="T1">, </text:span><text:span text:style-name="T3">cc_parrot_ship</text:span><text:span text:style-name="T1"> and </text:span><text:span text:style-name="T3">cc_popular_command</text:span><text:span text:style-name="T1">.</text:span><text:span text:style-name="T21"> </text:span></text:p>
      <text:p text:style-name="P15"/>
      <text:p text:style-name="P15"><text:span text:style-name="T22">NB! Cargo placement command is issued only if the ship does not have cargo yet. </text:span></text:p>
      <text:p text:style-name="P14"/>
      <text:p text:style-name="P11"><text:span text:style-name="T41">void</text:span><text:span text:style-name="T23"> set</text:span><text:span text:style-name="T25">C</text:span><text:span text:style-name="T23">raneTactics</text:span><text:span text:style-name="T25"> </text:span><text:span text:style-name="T23">(</text:span><text:span text:style-name="T41">cmd_sel_tacti</text:span><text:span text:style-name="T42">c</text:span><text:span text:style-name="T41">_t</text:span><text:span text:style-name="T23"> tt, </text:span><text:span text:style-name="T41">am_addr_t</text:span><text:span text:style-name="T23"> ship_addr, </text:span><text:span text:style-name="T41">loc_bundle_t</text:span><text:span text:style-name="T23"> loc)</text:span></text:p>
      <text:p text:style-name="P11"/>
      <text:p text:style-name="P16"><text:span text:style-name="T29">@param </text:span><text:span text:style-name="T30"><text:tab/></text:span><text:span text:style-name="T29">tt <text:tab/>command selection tactic</text:span><text:span text:style-name="T30">; predefined tactic choices <text:s/>are </text:span><text:span text:style-name="T3">cc_to_address</text:span><text:span text:style-name="T5">,</text:span><text:span text:style-name="T1"> </text:span><text:span text:style-name="T30"><text:tab/><text:tab/><text:tab/><text:tab/></text:span><text:span text:style-name="T3">cc_to_location</text:span><text:span text:style-name="T14">, </text:span><text:span text:style-name="T3">cc_do_nothing</text:span><text:span text:style-name="T1">, </text:span><text:span text:style-name="T3">cc_parrot_ship</text:span><text:span text:style-name="T1"> and </text:span><text:span text:style-name="T3">cc_popular_command</text:span></text:p>
      <text:p text:style-name="P4">@param <text:s/>ship_addr<text:tab/>address of a ship; relevant with tactics <text:span text:style-name="T3">cc_to_address</text:span><text:span text:style-name="T2"> and </text:span><text:span text:style-name="T3">cc_parrot_ship</text:span></text:p>
      <text:p text:style-name="P5"><text:span text:style-name="T1">@</text:span>param <text:tab/>loc<text:tab/>location of a ship; <text:span text:style-name="T31">relevant with tactics </text:span><text:span text:style-name="T6">cc_to_location</text:span></text:p>
      <text:p text:style-name="P5"/>
      <text:p text:style-name="P6">Sets tactical choice for crane-agent command selection.</text:p>
      <text:p text:style-name="P16"/>
      <text:p text:style-name="P11"><text:span text:style-name="T41">cmd_sel_tactic_t </text:span><text:span text:style-name="T23">get</text:span><text:span text:style-name="T25">C</text:span><text:span text:style-name="T23">raneTactics</text:span><text:span text:style-name="T25"> </text:span><text:span text:style-name="T23">(</text:span><text:span text:style-name="T41">am_addr_t</text:span><text:span text:style-name="T23"> *ship_addr, </text:span><text:span text:style-name="T41">loc_bundle_t</text:span><text:span text:style-name="T23"> *loc)</text:span></text:p>
      <text:p text:style-name="P11"><text:span text:style-name="T23"/></text:p>
      <text:p text:style-name="P17"><text:span text:style-name="T30">@param <text:s/></text:span><text:span text:style-name="T31">*</text:span><text:span text:style-name="T30">ship_addr<text:tab/>address of </text:span><text:span text:style-name="T31">the</text:span><text:span text:style-name="T30"> ship; relevant with tactics </text:span><text:span text:style-name="T3">cc_to_address</text:span><text:span text:style-name="T5"> and </text:span><text:span text:style-name="T3">cc_parrot_ship</text:span></text:p>
      <text:p text:style-name="P17"><text:span text:style-name="T19">@</text:span><text:span text:style-name="T18">param <text:tab/></text:span><text:span text:style-name="T20">*</text:span><text:span text:style-name="T18">loc<text:tab/>location of </text:span><text:span text:style-name="T20">the</text:span><text:span text:style-name="T18"> ship; </text:span><text:span text:style-name="T20">relevant with tactics </text:span><text:span text:style-name="T11">cc_to_location</text:span></text:p>
      <text:p text:style-name="P17"><text:span text:style-name="T32">@</text:span><text:span text:style-name="T33">return</text:span><text:span text:style-name="T32"> </text:span><text:span text:style-name="T34"><text:tab/></text:span><text:span text:style-name="T32"><text:tab/>command selection tactic</text:span><text:span text:style-name="T34">; predefined tactic choices <text:s/>are </text:span><text:span text:style-name="T9">cc_to_address</text:span><text:span text:style-name="T10">,</text:span><text:span text:style-name="T35"> </text:span><text:span text:style-name="T34"><text:tab/><text:tab/><text:tab/><text:tab/></text:span><text:span text:style-name="T9">cc_to_location</text:span><text:span text:style-name="T18">, </text:span><text:span text:style-name="T9">cc_do_nothing</text:span><text:span text:style-name="T35">, </text:span><text:span text:style-name="T9">cc_parrot_ship</text:span><text:span text:style-name="T35"> and </text:span><text:span text:style-name="T9">cc_popular_command</text:span></text:p>
      <text:p text:style-name="P8"/>
      <text:p text:style-name="P9">Returns current tactical c<text:span text:style-name="T15">hoice for crane-agent command selection. Depending on tactic </text:span><text:span text:style-name="T16">the parameters </text:span><text:span text:style-name="T7">ship_addr</text:span><text:span text:style-name="T16"> and </text:span><text:span text:style-name="T7">loc</text:span><text:span text:style-name="T16"> are set to relevant destination ship information. </text:span></text:p>
      <text:p text:style-name="P9"><text:span text:style-name="T16"/></text:p>
      <text:p text:style-name="P3"><text:span text:style-name="T44">uint16_t</text:span><text:span text:style-name="T17"> </text:span><text:span text:style-name="T16">distToCrane</text:span><text:span text:style-name="T17"> </text:span><text:span text:style-name="T16">(</text:span><text:span text:style-name="T43">loc_bundle_t</text:span><text:span text:style-name="T16"> loc)</text:span></text:p>
      <text:p text:style-name="P9"><text:span text:style-name="T16"/></text:p>
      <text:p text:style-name="P7"><text:span text:style-name="T16">@</text:span><text:span text:style-name="T12">param<text:tab/>loc<text:tab/>a location from where to measure distance to crane-agent</text:span></text:p>
      <text:p text:style-name="P7"><text:span text:style-name="T12">@return<text:tab/><text:tab/>distance to crane-agent</text:span></text:p>
      <text:p text:style-name="P9"><text:soft-page-break/><text:span text:style-name="T16"/></text:p>
      <text:p text:style-name="P17"><text:span text:style-name="T16">Returns distance </text:span><text:span text:style-name="T17">from location </text:span><text:span text:style-name="T8">loc</text:span><text:span text:style-name="T17"> </text:span><text:span text:style-name="T16">to crane</text:span><text:span text:style-name="T17">-agent current location. A distance of zero means that the crane-agent is at location </text:span><text:span text:style-name="T8">loc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1:24:11.666962814</meta:creation-date>
    <meta:generator>LibreOffice/6.4.7.2$Linux_X86_64 LibreOffice_project/40$Build-2</meta:generator>
    <dc:date>2021-10-05T11:28:10.622584793</dc:date>
    <meta:editing-duration>PT28M42S</meta:editing-duration>
    <meta:editing-cycles>4</meta:editing-cycles>
    <meta:document-statistic meta:table-count="0" meta:image-count="0" meta:object-count="0" meta:page-count="3" meta:paragraph-count="44" meta:word-count="749" meta:character-count="5114" meta:non-whitespace-character-count="4364"/>
  </office:meta>
</office:document-meta>
</file>